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d8e" officeooo:paragraph-rsid="0018ed8e"/>
    </style:style>
    <style:style style:name="P2" style:family="paragraph" style:parent-style-name="Standard">
      <style:text-properties officeooo:rsid="0018ed8e" officeooo:paragraph-rsid="0018ed8e"/>
    </style:style>
    <style:style style:name="P3" style:family="paragraph" style:parent-style-name="Standard">
      <style:text-properties officeooo:rsid="001a4ee8" officeooo:paragraph-rsid="001a4e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April 2022<text:line-break/>AIServer <text:line-break/> <text:s text:c="2"/>- Training And Inference finished<text:line-break/> <text:s text:c="2"/>- Refactoring code finished</text:p>
      <text:p text:style-name="P1">CameraControl </text:p>
      <text:p text:style-name="P1"><text:s text:c="3"/>- Finished test with new hardware<text:line-break/> <text:s text:c="2"/>- Refactoring code finished</text:p>
      <text:p text:style-name="P1">Dataset API <text:line-break/> <text:s text:c="2"/>- Finished</text:p>
      <text:p text:style-name="P1"><text:s text:c="3"/>- Refactoring code finished </text:p>
      <text:p text:style-name="P3">Config API</text:p>
      <text:p text:style-name="P3"><text:s text:c="3"/>- Finish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4:31:44.290677232</meta:creation-date>
    <dc:date>2022-04-01T16:48:39.747182793</dc:date>
    <meta:editing-duration>PT5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6" meta:character-count="251" meta:non-whitespace-character-count="197"/>
  </office:meta>
</office:document-meta>
</file>